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UtilsTests.s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ionUtilsTests.validCopyOnSubTypeWithNew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af.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Tests.valid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SavingMethodCallback.doWith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add( int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.m1$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UtilsTests.rejectsNullD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.CGLIB$m1$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UtilsTests.doWithMethodsUsingUserDeclaredMethodsFilterStartingWith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UtilsTests.doWithMethodsUsingUserDeclaredMethodsFilterStartingWithTes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.m1$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UtilsTests.declare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ionUtilsTests.invok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avingMethodCallback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Tests.findMethodWith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Tests.doWithMethodsUsingUserDeclaredMethodsComposed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onUtilsTests.doWithMethodsUsingProtected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onUtilsTests.copySrcToDestinationOfIncorrec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SavingMethodCallback.getMetho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foo(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UtilsTests.doWithMethodsFindsDuplicatesIn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ent.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Subclass.absquatu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CGLIB$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.ba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UtilsTests.getAll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.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.CGLIB$m1$1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.CGLIB$$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UtilsTests.fin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UtilsTests.validCopyToSubTypeWithFinal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UtilsTests.testValidCopy( TestObject src , TestObject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lectionUtilsTests.getDeclaredMethodsReturns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.CGLIB$m1$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ionUtilsTests.fin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flectionUtilsTests.getUnique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ionUtilsTests.validCopyTo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onUtilsTests.rejectsNull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UtilsTests.isCglibRenam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flectionUtilsTests.getUniqueDeclaredMethods_withCovarian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